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522aa8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22aa8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22aa8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34"/>
      <text:p text:style-name="P134"/>
      <text:p text:style-name="P134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34"/>
      <text:p text:style-name="P134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34"/>
      <text:p text:style-name="P134"/>
      <text:p text:style-name="P134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34"/>
      <text:p text:style-name="P134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35"/>
      <text:p text:style-name="P145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36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37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37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38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46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39"/>
      <text:p text:style-name="P139"/>
      <text:p text:style-name="P139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39"/>
      <text:p text:style-name="P139"/>
      <text:p text:style-name="P139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40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41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42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43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44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47"/>
      <text:p text:style-name="P147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48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49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50"/>
      <text:p text:style-name="P150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51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51"/>
      <text:p text:style-name="P151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52"/>
      <text:p text:style-name="P152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53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89"/>
      <text:p text:style-name="P153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54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55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56"/>
      <text:p text:style-name="P156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56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57"/>
      <text:p text:style-name="P157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58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58"/>
      <text:p text:style-name="P158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58">D<text:span text:style-name="T12">imecres<text:tab/>22/11/23</text:span><text:span text:style-name="T24"> </text:span></text:p>
      <text:p text:style-name="P186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58"/>
      <text:p text:style-name="P158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59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90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60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87">01, 04 i 05/12/23</text:p>
      <text:p text:style-name="P78">Període d'exàmens.</text:p>
      <text:p text:style-name="P57"/>
      <text:p text:style-name="P161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62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63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64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65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66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67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68"/>
      <text:p text:style-name="P168">************************************ <text:s text:c="2"/><text:span text:style-name="T34">2024 <text:s text:c="2"/></text:span>************************************</text:p>
      <text:p text:style-name="P168"/>
      <text:p text:style-name="P168"/>
      <text:p text:style-name="P168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69"/>
      <text:p text:style-name="P191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70"/>
      <text:p text:style-name="P170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71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72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73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174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75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176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176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177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178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179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179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179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180">D<text:span text:style-name="T12">illuns<text:tab/>05</text:span>/<text:span text:style-name="T33">02</text:span>/2<text:span text:style-name="T33">4</text:span></text:p>
      <text:p text:style-name="P123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192">D<text:span text:style-name="T12">imarts<text:tab/>06</text:span>/<text:span text:style-name="T33">02</text:span>/2<text:span text:style-name="T33">4</text:span></text:p>
      <text:p text:style-name="P124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181"/>
      <text:p text:style-name="P181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182"/>
      <text:p text:style-name="P182">D<text:span text:style-name="T12">ijous<text:tab/><text:tab/>08</text:span>/<text:span text:style-name="T33">02</text:span>/2<text:span text:style-name="T33">4</text:span></text:p>
      <text:p text:style-name="P125">Comentem document mec_materiales.pdf, pàg. <text:span text:style-name="T45">8 i</text:span> <text:span text:style-name="T45">9</text:span>.</text:p>
      <text:p text:style-name="P120"/>
      <text:p text:style-name="P183">D<text:span text:style-name="T12">illuns<text:tab/>12</text:span>/<text:span text:style-name="T33">02</text:span>/2<text:span text:style-name="T33">4</text:span></text:p>
      <text:p text:style-name="P126">Comentem document mec_materiales.pdf.</text:p>
      <text:p text:style-name="P130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184">D<text:span text:style-name="T12">imarts<text:tab/>13</text:span>/<text:span text:style-name="T33">02</text:span>/2<text:span text:style-name="T33">4</text:span></text:p>
      <text:p text:style-name="P127">Comentem document mec_materiales.pdf, pàg. <text:span text:style-name="T46">8</text:span> a <text:span text:style-name="T46">12</text:span>.</text:p>
      <text:p text:style-name="P131">Feim exercici càlcul allargament amb mòdul d'elasticitat.</text:p>
      <text:p text:style-name="P122">Baixem el taller, <text:span text:style-name="T40">continuem</text:span> amb soldadura d'arc.</text:p>
      <text:p text:style-name="P184"/>
      <text:p text:style-name="P184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184"/>
      <text:p text:style-name="P185">D<text:span text:style-name="T12">ijous<text:tab/><text:tab/>17</text:span>/<text:span text:style-name="T33">02</text:span>/2<text:span text:style-name="T33">4</text:span></text:p>
      <text:p text:style-name="P128">Comentem document mec_materiales.pdf <text:span text:style-name="T47">fins acers inoxidables.</text:span></text:p>
      <text:p text:style-name="P128"/>
      <text:p text:style-name="P188">Dilluns<text:tab/>19/02/24</text:p>
      <text:p text:style-name="P193">Començat amb apartat “Tractament tèrmic dels acers” fins </text:p>
      <text:p text:style-name="P129"/>
      <text:p text:style-name="P129"><text:span text:style-name="T47">Los principales tratamientos térmicos son:</text:span> </text:p>
      <text:p text:style-name="P132"/>
      <text:p text:style-name="P133">Comentat corrosió galvánica</text:p>
      <text:p text:style-name="P132"/>
      <text:p text:style-name="P200">Di<text:span text:style-name="T48">marts</text:span><text:tab/><text:span text:style-name="T48">20</text:span>/02/24</text:p>
      <text:p text:style-name="P198">Examen</text:p>
      <text:p text:style-name="P198"/>
      <text:p text:style-name="P200">Di<text:span text:style-name="T48">mecres</text:span><text:tab/><text:span text:style-name="T48">21</text:span>/02/24</text:p>
      <text:p text:style-name="P199">Baixem el taller, <text:span text:style-name="T40">continuem</text:span> amb soldadura d'arc. <text:span text:style-name="T44">Grup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21T16:15:36.135244024</dc:date>
    <meta:editing-duration>PT30M48S</meta:editing-duration>
    <meta:editing-cycles>80</meta:editing-cycles>
    <meta:document-statistic meta:table-count="0" meta:image-count="0" meta:object-count="0" meta:page-count="7" meta:paragraph-count="214" meta:word-count="1069" meta:character-count="7412" meta:non-whitespace-character-count="6509"/>
  </office:meta>
</office:document-meta>
</file>